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6633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241cm"/>
    </style:style>
    <style:style style:name="gr7" style:family="graphic" style:parent-style-name="objectwithoutfill">
      <style:graphic-properties svg:stroke-color="#0084d1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94cm"/>
    </style:style>
    <style:style style:name="gr11" style:family="graphic" style:parent-style-name="objectwithoutfill">
      <style:graphic-properties svg:stroke-color="#579d1c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369cm" fo:min-width="7.569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526cm" fo:min-width="0.255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2.441cm"/>
    </style:style>
    <style:style style:name="gr17" style:family="graphic" style:parent-style-name="standard">
      <style:graphic-properties draw:stroke="none" svg:stroke-color="#000000" draw:fill="none" draw:fill-color="#ffffff" fo:min-height="3.556cm"/>
    </style:style>
    <style:style style:name="gr18" style:family="graphic" style:parent-style-name="standard">
      <style:graphic-properties draw:stroke="none" svg:stroke-color="#000000" draw:fill="none" draw:fill-color="#ffffff" fo:min-height="0.8cm"/>
    </style:style>
    <style:style style:name="gr19" style:family="graphic" style:parent-style-name="standard">
      <style:graphic-properties draw:stroke="none" svg:stroke-color="#000000" draw:fill="none" draw:fill-color="#ffffff" fo:min-height="2.845cm"/>
    </style:style>
    <style:style style:name="gr20" style:family="graphic" style:parent-style-name="standard">
      <style:graphic-properties draw:stroke="none" svg:stroke-color="#000000" draw:fill="none" draw:fill-color="#ffffff" fo:min-height="1.45cm"/>
    </style:style>
    <style:style style:name="gr21" style:family="graphic" style:parent-style-name="standard">
      <style:graphic-properties draw:textarea-horizontal-align="justify" draw:textarea-vertical-align="middle" draw:auto-grow-height="false" fo:min-height="1.37cm" fo:min-width="4.426cm"/>
    </style:style>
    <style:style style:name="gr22" style:family="graphic" style:parent-style-name="standard">
      <style:graphic-properties draw:stroke="none" svg:stroke-color="#000000" draw:fill="none" draw:fill-color="#ffffff" fo:min-height="0.712cm"/>
    </style:style>
    <style:style style:name="gr23" style:family="graphic" style:parent-style-name="standard">
      <style:graphic-properties draw:fill-color="#ff950e" draw:auto-grow-height="false" fo:min-height="6.596cm" fo:min-width="13.046cm" fo:wrap-option="no-wrap"/>
    </style:style>
    <style:style style:name="gr24" style:family="graphic" style:parent-style-name="standard">
      <style:graphic-properties draw:stroke="none" svg:stroke-color="#000000" draw:fill="none" draw:fill-color="#ffffff" fo:min-height="1.423cm"/>
    </style:style>
    <style:style style:name="gr25" style:family="graphic" style:parent-style-name="Default_5f_1">
      <style:graphic-properties draw:textarea-horizontal-align="justify" draw:textarea-vertical-align="middle" draw:auto-grow-height="false" fo:min-height="1.37cm" fo:min-width="4.426cm"/>
    </style:style>
    <style:style style:name="gr26" style:family="graphic" style:parent-style-name="Default_5f_1">
      <style:graphic-properties draw:stroke="none" svg:stroke-color="#000000" draw:fill="none" draw:fill-color="#ffffff" fo:min-height="0.712cm"/>
    </style:style>
    <style:style style:name="gr27" style:family="graphic" style:parent-style-name="Default_5f_1">
      <style:graphic-properties draw:fill-color="#ff950e" draw:auto-grow-height="false" fo:min-height="6.596cm" fo:min-width="13.046cm" fo:wrap-option="no-wrap"/>
    </style:style>
    <style:style style:name="gr28" style:family="graphic" style:parent-style-name="Default_5f_1">
      <style:graphic-properties draw:stroke="none" svg:stroke-color="#000000" draw:fill="none" draw:fill-color="#ffffff" fo:min-height="1.423cm"/>
    </style:style>
    <style:style style:name="gr29" style:family="graphic" style:parent-style-name="Default_5f_2">
      <style:graphic-properties draw:textarea-horizontal-align="justify" draw:textarea-vertical-align="middle" draw:auto-grow-height="false" fo:min-height="1.37cm" fo:min-width="4.426cm"/>
    </style:style>
    <style:style style:name="gr30" style:family="graphic" style:parent-style-name="Default_5f_2">
      <style:graphic-properties draw:stroke="none" svg:stroke-color="#000000" draw:fill="none" draw:fill-color="#ffffff" fo:min-height="0.712cm"/>
    </style:style>
    <style:style style:name="gr31" style:family="graphic" style:parent-style-name="Default_5f_2">
      <style:graphic-properties draw:fill-color="#ff950e" draw:auto-grow-height="false" fo:min-height="6.596cm" fo:min-width="12.046cm" fo:wrap-option="no-wrap"/>
    </style:style>
    <style:style style:name="gr32" style:family="graphic" style:parent-style-name="Default_5f_2">
      <style:graphic-properties draw:stroke="none" svg:stroke-color="#000000" draw:fill="none" draw:fill-color="#ffffff" fo:min-height="1.423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ff6633"/>
    </style:style>
    <style:style style:name="P6" style:family="paragraph">
      <loext:graphic-properties draw:fill="none" draw:fill-color="#ffffff"/>
      <style:text-properties fo:color="#0084d1"/>
    </style:style>
    <style:style style:name="P7" style:family="paragraph">
      <loext:graphic-properties draw:fill="none" draw:fill-color="#ffffff"/>
      <style:text-properties fo:color="#ff0000"/>
    </style:style>
    <style:style style:name="P8" style:family="paragraph">
      <loext:graphic-properties draw:fill="none" draw:fill-color="#ffffff"/>
      <style:text-properties fo:color="#579d1c"/>
    </style:style>
    <style:style style:name="P9" style:family="paragraph">
      <loext:graphic-properties draw:fill="none" draw:fill-color="#ffffff"/>
      <style:text-properties fo:color="#ff6633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text-properties fo:color="#ff6633" fo:font-size="18pt"/>
    </style:style>
    <style:style style:name="P12" style:family="paragraph">
      <loext:graphic-properties draw:fill="none" draw:fill-color="#ffffff"/>
      <style:text-properties fo:color="#0084d1" fo:font-size="18pt"/>
    </style:style>
    <style:style style:name="P13" style:family="paragraph">
      <loext:graphic-properties draw:fill="none" draw:fill-color="#ffffff"/>
      <style:text-properties fo:color="#579d1c"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950e"/>
    </style:style>
    <style:style style:name="P16" style:family="paragraph">
      <loext:graphic-properties draw:fill="none" draw:fill-color="#ffffff"/>
      <style:text-properties fo:color="#ff6600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paragraph-properties fo:text-align="center"/>
      <style:text-properties fo:color="#ff6600" fo:font-size="18pt"/>
    </style:style>
    <style:style style:name="T1" style:family="text">
      <style:text-properties fo:color="#ff6633"/>
    </style:style>
    <style:style style:name="T2" style:family="text">
      <style:text-properties fo:color="#ff6633" fo:font-weight="bold" style:font-weight-asian="bold" style:font-weight-complex="bold"/>
    </style:style>
    <style:style style:name="T3" style:family="text">
      <style:text-properties fo:color="#0084d1"/>
    </style:style>
    <style:style style:name="T4" style:family="text">
      <style:text-properties fo:color="#ff0000"/>
    </style:style>
    <style:style style:name="T5" style:family="text">
      <style:text-properties fo:color="#579d1c"/>
    </style:style>
    <style:style style:name="T6" style:family="text">
      <style:text-properties fo:color="#579d1c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color="#ff6633" fo:font-size="18pt"/>
    </style:style>
    <style:style style:name="T9" style:family="text">
      <style:text-properties fo:color="#0084d1" fo:font-size="18pt"/>
    </style:style>
    <style:style style:name="T10" style:family="text">
      <style:text-properties fo:color="#579d1c" fo:font-size="18pt"/>
    </style:style>
    <style:style style:name="T11" style:family="text">
      <style:text-properties fo:color="#ff6600"/>
    </style:style>
    <style:style style:name="T12" style:family="text">
      <style:text-properties fo:color="#ff66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ow lifecycle" draw:style-name="dp1" draw:master-page-name="Default">
        <draw:custom-shape draw:style-name="gr1" draw:text-style-name="P1" xml:id="id1" draw:id="id1" draw:layer="layout" svg:width="0.97cm" svg:height="0.997cm" svg:x="9.529cm" svg:y="1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8.243cm" svg:height="1.793cm" svg:x="5.9cm" svg:y="4.173cm">
          <text:p text:style-name="P2">STATE_REQUES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8.243cm" svg:height="1.794cm" svg:x="5.9cm" svg:y="7.66cm">
          <text:p text:style-name="P2">STATE_IN_PROG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243cm" svg:height="1.793cm" svg:x="1.7cm" svg:y="13.1cm">
          <text:p text:style-name="P2">STATE_PROCES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8.243cm" svg:height="1.794cm" svg:x="5.957cm" svg:y="22.406cm">
          <text:p text:style-name="P2">STATE_CANCE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1.067cm" svg:height="1.096cm" svg:x="9.533cm" svg:y="25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xml:id="id5" draw:id="id5" draw:layer="layout" svg:width="8.243cm" svg:height="1.793cm" svg:x="15.757cm" svg:y="10.3cm">
          <text:p text:style-name="P2">STATE_INVAL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0.014cm" svg:y1="2.778cm" svg:x2="10.021cm" svg:y2="4.173cm" draw:start-shape="id1" draw:start-glue-point="8" draw:end-shape="id2" draw:end-glue-point="0" svg:d="M10014 2778l7 1395" svg:viewBox="0 0 8 1396">
          <text:p/>
        </draw:connector>
        <draw:connector draw:style-name="gr4" draw:text-style-name="P3" draw:layer="layout" draw:type="line" svg:x1="10.021cm" svg:y1="5.966cm" svg:x2="10.021cm" svg:y2="7.66cm" draw:start-shape="id2" draw:start-glue-point="2" draw:end-shape="id3" svg:d="M10021 5966v1694" svg:viewBox="0 0 1 1695">
          <text:p text:style-name="P2">worker starts processing</text:p>
          <text:p text:style-name="P2"/>
        </draw:connector>
        <draw:connector draw:style-name="gr5" draw:text-style-name="P3" draw:layer="layout" draw:line-skew="-4.098cm 5.459cm" svg:x1="5.9cm" svg:y1="5.069cm" svg:x2="10.078cm" svg:y2="22.406cm" draw:start-shape="id2" draw:start-glue-point="3" draw:end-shape="id4" draw:end-glue-point="0" svg:d="M5900 5069h-4600v14576h8778v2761" svg:viewBox="0 0 8779 17338">
          <text:p/>
        </draw:connector>
        <draw:connector draw:style-name="gr5" draw:text-style-name="P3" draw:layer="layout" draw:line-skew="-4.098cm 3.715cm" svg:x1="5.9cm" svg:y1="8.557cm" svg:x2="10.078cm" svg:y2="22.406cm" draw:start-shape="id3" draw:start-glue-point="3" draw:end-shape="id4" draw:end-glue-point="0" svg:d="M5900 8557h-4600v11089h8778v2760" svg:viewBox="0 0 8779 13850">
          <text:p/>
        </draw:connector>
        <draw:frame draw:style-name="gr6" draw:text-style-name="P5" draw:layer="layout" svg:width="15.586cm" svg:height="2.491cm" svg:x="2.6cm" svg:y="19.909cm">
          <draw:text-box>
            <text:p text:style-name="P4"><text:span text:style-name="T1">manual request to skip</text:span></text:p>
            <text:p text:style-name="P4"><text:span text:style-name="T1">OR </text:span></text:p>
            <text:p text:style-name="P4"><text:span text:style-name="T2">creation_time</text:span><text:span text:style-name="T1"> older than </text:span><text:span text:style-name="T2">LIFE_SUPPORT_HOURS</text:span></text:p>
          </draw:text-box>
        </draw:frame>
        <draw:connector draw:style-name="gr7" draw:text-style-name="P3" draw:layer="layout" svg:x1="14.143cm" svg:y1="5.069cm" svg:x2="19.878cm" svg:y2="10.3cm" draw:start-shape="id2" draw:start-glue-point="1" draw:end-shape="id5" draw:end-glue-point="0" svg:d="M14143 5069h5735v5231" svg:viewBox="0 0 5736 5232">
          <text:p/>
        </draw:connector>
        <draw:connector draw:style-name="gr7" draw:text-style-name="P3" draw:layer="layout" svg:x1="14.143cm" svg:y1="8.557cm" svg:x2="19.878cm" svg:y2="10.3cm" draw:start-shape="id3" draw:start-glue-point="1" draw:end-shape="id5" draw:end-glue-point="0" svg:d="M14143 8557h5735v1743" svg:viewBox="0 0 5736 1744">
          <text:p/>
        </draw:connector>
        <draw:frame draw:style-name="gr8" draw:text-style-name="P6" draw:layer="layout" svg:width="4.752cm" svg:height="2.384cm" svg:x="16.1cm" svg:y="5.116cm">
          <draw:text-box>
            <text:p><text:span text:style-name="T3">manual request to reprocess</text:span></text:p>
          </draw:text-box>
        </draw:frame>
        <draw:connector draw:style-name="gr3" draw:text-style-name="P3" draw:layer="layout" draw:type="line" svg:x1="10.078cm" svg:y1="24.2cm" svg:x2="10.067cm" svg:y2="25.804cm" draw:start-shape="id4" draw:start-glue-point="2" draw:end-shape="id6" draw:end-glue-point="4" svg:d="M10078 24200l-11 1604" svg:viewBox="0 0 12 1605">
          <text:p/>
        </draw:connector>
        <draw:connector draw:style-name="gr9" draw:text-style-name="P3" draw:layer="layout" draw:type="curve" svg:x1="14.143cm" svg:y1="8.557cm" svg:x2="15.757cm" svg:y2="11.196cm" draw:start-shape="id3" draw:end-shape="id5" draw:end-glue-point="3" svg:d="M14143 8557c1210 0 404 2639 1614 2639" svg:viewBox="0 0 1615 2640">
          <text:p/>
        </draw:connector>
        <draw:frame draw:style-name="gr10" draw:text-style-name="P7" draw:layer="layout" svg:width="5.625cm" svg:height="1.744cm" svg:x="13.6cm" svg:y="8.856cm">
          <draw:text-box>
            <text:p><text:span text:style-name="T4">exception during processing</text:span></text:p>
          </draw:text-box>
        </draw:frame>
        <draw:connector draw:style-name="gr5" draw:text-style-name="P3" draw:layer="layout" draw:line-skew="2.396cm" svg:x1="19.878cm" svg:y1="12.093cm" svg:x2="10.078cm" svg:y2="22.406cm" draw:start-shape="id5" draw:start-glue-point="2" draw:end-shape="id4" draw:end-glue-point="0" svg:d="M19878 12093v7553h-9800v2760" svg:viewBox="0 0 9801 10314">
          <text:p/>
        </draw:connector>
        <draw:connector draw:style-name="gr11" draw:text-style-name="P3" draw:layer="layout" draw:line-skew="1.999cm" svg:x1="24cm" svg:y1="11.196cm" svg:x2="10.021cm" svg:y2="4.173cm" draw:start-shape="id5" draw:start-glue-point="1" draw:end-shape="id2" draw:end-glue-point="0" svg:d="M24000 11196h2500v-7525h-16479v502" svg:viewBox="0 0 16480 7526">
          <text:p/>
        </draw:connector>
        <draw:connector draw:style-name="gr11" draw:text-style-name="P3" draw:layer="layout" draw:line-skew="11.856cm" svg:x1="14.143cm" svg:y1="8.557cm" svg:x2="10.021cm" svg:y2="4.173cm" draw:start-shape="id3" draw:start-glue-point="1" draw:end-shape="id2" draw:end-glue-point="0" svg:d="M14143 8557h12357v-4886h-16479v502" svg:viewBox="0 0 16480 4887">
          <text:p/>
        </draw:connector>
        <draw:frame draw:style-name="gr8" draw:text-style-name="P8" draw:layer="layout" svg:width="14.7cm" svg:height="2.384cm" svg:x="12.3cm" svg:y="1.316cm">
          <draw:text-box>
            <text:p><text:span text:style-name="T5">repost after 1 hour of inactivity</text:span></text:p>
            <text:p><text:span text:style-name="T5">OR</text:span></text:p>
            <text:p><text:span text:style-name="T6">creation_time</text:span><text:span text:style-name="T5"> is within </text:span><text:span text:style-name="T6">LIFE_SUPPORT_HOURS</text:span></text:p>
          </draw:text-box>
        </draw:frame>
        <draw:custom-shape draw:style-name="gr12" draw:text-style-name="P2" draw:layer="layout" svg:width="8.243cm" svg:height="1.793cm" svg:x="10.498cm" svg:y="13.113cm">
          <text:p text:style-name="P2">STATE_NO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7" draw:id="id7" draw:layer="layout" svg:width="1.067cm" svg:height="1.096cm" svg:x="9.63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3" draw:layer="layout" draw:type="curve" svg:x1="4.998cm" svg:y1="14.906cm" svg:x2="10.167cm" svg:y2="18cm" draw:end-shape="id7" draw:end-glue-point="4" svg:d="M4998 14906c0 1945 5169 399 5169 3094" svg:viewBox="0 0 5170 3095">
          <text:p/>
        </draw:connector>
        <draw:connector draw:style-name="gr3" draw:text-style-name="P3" draw:layer="layout" draw:type="curve" svg:x1="14.498cm" svg:y1="14.906cm" svg:x2="10.167cm" svg:y2="18cm" draw:end-shape="id7" draw:end-glue-point="4" svg:d="M14498 14906c0 1945-4331 399-4331 3094" svg:viewBox="0 0 4332 3095">
          <text:p/>
        </draw:connector>
        <draw:connector draw:style-name="gr14" draw:text-style-name="P3" draw:layer="layout" draw:type="curve" svg:x1="9.977cm" svg:y1="9.5cm" svg:x2="5.5cm" svg:y2="13.079cm" svg:d="M9977 9500c0 2308-4477 519-4477 3579" svg:viewBox="0 0 4478 3580">
          <text:p text:style-name="P2">processing <text:line-break/>complete</text:p>
        </draw:connector>
        <draw:connector draw:style-name="gr14" draw:text-style-name="P3" draw:layer="layout" draw:type="curve" svg:x1="9.977cm" svg:y1="9.5cm" svg:x2="15cm" svg:y2="13.08cm" svg:d="M9977 9500c0 2308 5023 519 5023 3580" svg:viewBox="0 0 5024 3581">
          <text:p text:style-name="P2">no data</text:p>
        </draw:connector>
      </draw:page>
      <draw:page draw:name="sm: continuos " draw:style-name="dp1" draw:master-page-name="Default">
        <draw:custom-shape draw:style-name="gr1" draw:text-style-name="P1" xml:id="id8" draw:id="id8" draw:layer="layout" svg:width="0.97cm" svg:height="0.997cm" svg:x="14.80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27.3cm" svg:height="8.094cm" svg:x="1.5cm" svg:y="8.819cm">
          <text:p text:style-name="P2">STATE_IN_PROGRESS</text:p>
          <text:p text:style-name="P4">start -&gt; unit_of_work in [STATE_REQUESTED, STATE_IN_PROGRESS, STATE_INVALID] -&gt;</text:p>
          <text:p text:style-name="P4">-&gt; update processing scope &amp; rely on GC for unit_of_work C&amp;C -&gt; end</text:p>
          <text:p text:style-name="P4">------------------------- can_finalize is False -------------------------</text:p>
          <text:p text:style-name="P4">start -&gt; unit_of_work in [STATE_PROCESSED, STATE_CANCELED] -&gt;</text:p>
          <text:p text:style-name="P4">-&gt; create and publish unit_of_work -&gt; end</text:p>
          <text:p text:style-name="P4">------------------------- can_finalize is True -------------------------</text:p>
          <text:p text:style-name="P4">start -&gt; unit_of_work in [STATE_PROCESSED, STATE_CANCELED] -&gt;</text:p>
          <text:p text:style-name="P4">-&gt; create and publish unit_of_work -&gt; state = STATE_FINAL_RUN -&gt; 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8.243cm" svg:height="1.793cm" svg:x="16.052cm" svg:y="26.226cm">
          <text:p text:style-name="P2">STATE_PROCES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8.243cm" svg:height="1.794cm" svg:x="6.552cm" svg:y="26.225cm">
          <text:p text:style-name="P2">STATE_SKIPP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1.067cm" svg:height="1.096cm" svg:x="14.862cm" svg:y="31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3" draw:layer="layout" draw:type="line" svg:x1="15.291cm" svg:y1="2.497cm" svg:x2="15.252cm" svg:y2="3.892cm" draw:start-shape="id8" draw:start-glue-point="8" svg:d="M15291 2497l-39 1395" svg:viewBox="0 0 40 1396">
          <text:p/>
        </draw:connector>
        <draw:connector draw:style-name="gr4" draw:text-style-name="P3" draw:layer="layout" draw:type="line" svg:x1="15.15cm" svg:y1="6.119cm" svg:x2="15.15cm" svg:y2="8.819cm" draw:start-shape="id9" draw:end-shape="id10" svg:d="M15150 6119v2700" svg:viewBox="0 0 1 2701">
          <text:p text:style-name="P2"/>
          <text:p text:style-name="P2"/>
        </draw:connector>
        <draw:connector draw:style-name="gr15" draw:text-style-name="P3" draw:layer="layout" draw:type="line" svg:x1="15.15cm" svg:y1="16.913cm" svg:x2="15.15cm" svg:y2="19.219cm" draw:start-shape="id10" draw:start-glue-point="2" draw:end-shape="id11" svg:d="M15150 16913v2306" svg:viewBox="0 0 1 2307">
          <text:p/>
        </draw:connector>
        <draw:connector draw:style-name="gr5" draw:text-style-name="P3" draw:layer="layout" draw:line-skew="0.201cm" svg:x1="1.5cm" svg:y1="5.005cm" svg:x2="6.552cm" svg:y2="27.122cm" draw:start-shape="id9" draw:start-glue-point="3" draw:end-shape="id12" draw:end-glue-point="3" svg:d="M1500 5005h-300v22117h5352" svg:viewBox="0 0 5353 22118">
          <text:p/>
        </draw:connector>
        <draw:connector draw:style-name="gr5" draw:text-style-name="P3" draw:layer="layout" draw:line-skew="0.201cm" svg:x1="1.5cm" svg:y1="12.866cm" svg:x2="6.552cm" svg:y2="27.122cm" draw:start-shape="id10" draw:start-glue-point="3" draw:end-shape="id12" draw:end-glue-point="3" svg:d="M1500 12866h-300v14256h5352" svg:viewBox="0 0 5353 14257">
          <text:p/>
        </draw:connector>
        <draw:frame draw:style-name="gr16" draw:text-style-name="P9" draw:layer="layout" svg:width="15.586cm" svg:height="2.691cm" svg:x="1.252cm" svg:y="23.619cm">
          <draw:text-box>
            <text:p><text:span text:style-name="T1">manual request to skip</text:span></text:p>
            <text:p><text:span text:style-name="T1">-------------------------</text:span></text:p>
            <text:p><text:span text:style-name="T1">unit_of_work.state = STATE_CANCELED</text:span></text:p>
          </draw:text-box>
        </draw:frame>
        <draw:frame draw:style-name="gr17" draw:text-style-name="P6" draw:layer="layout" svg:width="11.9cm" svg:height="3.806cm" svg:x="32.2cm" svg:y="7.894cm">
          <draw:text-box>
            <text:p><text:span text:style-name="T3">manual request to reprocess</text:span></text:p>
            <text:p><text:span text:style-name="T3">AND</text:span></text:p>
            <text:p><text:span text:style-name="T3">unit_of_work is not None</text:span></text:p>
            <text:p><text:span text:style-name="T3">-------------------------</text:span></text:p>
            <text:p><text:span text:style-name="T3">unit_of_work.state = STATE_INVALID</text:span></text:p>
          </draw:text-box>
        </draw:frame>
        <draw:connector draw:style-name="gr11" draw:text-style-name="P3" draw:layer="layout" draw:line-skew="0.898cm" svg:x1="28.8cm" svg:y1="20.932cm" svg:x2="15.15cm" svg:y2="3.891cm" draw:start-shape="id11" draw:start-glue-point="1" draw:end-shape="id9" draw:end-glue-point="0" svg:d="M28800 20932h1400v-17542h-15050v501" svg:viewBox="0 0 15051 17543">
          <text:p/>
        </draw:connector>
        <draw:connector draw:style-name="gr11" draw:text-style-name="P3" draw:layer="layout" draw:line-skew="0.898cm" svg:x1="28.8cm" svg:y1="12.866cm" svg:x2="15.15cm" svg:y2="3.891cm" draw:start-shape="id10" draw:start-glue-point="1" draw:end-shape="id9" draw:end-glue-point="0" svg:d="M28800 12866h1400v-9476h-15050v501" svg:viewBox="0 0 15051 9477">
          <text:p/>
        </draw:connector>
        <draw:frame draw:style-name="gr8" draw:text-style-name="P8" draw:layer="layout" svg:width="14.549cm" svg:height="2.384cm" svg:x="30.5cm" svg:y="3.416cm">
          <draw:text-box>
            <text:p><text:span text:style-name="T5">manual request to reprocess </text:span></text:p>
            <text:p><text:span text:style-name="T5">AND</text:span></text:p>
            <text:p><text:span text:style-name="T5">unit_of_work is None</text:span></text:p>
          </draw:text-box>
        </draw:frame>
        <draw:custom-shape draw:style-name="gr2" draw:text-style-name="P2" xml:id="id11" draw:id="id11" draw:layer="layout" svg:width="27.3cm" svg:height="3.427cm" svg:x="1.5cm" svg:y="19.219cm">
          <text:p text:style-name="P2">STATE_FINAL_RUN</text:p>
          <text:p text:style-name="P4">start -&gt; unit_of_work in [STATE_PROCESSED] -&gt; state = STATE_PROCESSED -&gt; end</text:p>
          <text:p text:style-name="P4">start -&gt; unit_of_work in [STATE_CANCELED] -&gt; state = STATE_SKIPED -&gt; end</text:p>
          <text:p text:style-name="P4">start -&gt; unit_of_work in [other states] -&gt; en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27.3cm" svg:height="2.228cm" svg:x="1.5cm" svg:y="3.891cm">
          <text:p text:style-name="P2">STATE_EMBRYO</text:p>
          <text:p text:style-name="P4">start -&gt; compute processing boundaries -&gt; create and publish unit_of_work -&gt; en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5.15cm" svg:y1="22.646cm" svg:x2="10.673cm" svg:y2="26.225cm" draw:start-shape="id11" draw:start-glue-point="2" draw:end-shape="id12" svg:d="M15150 22646c0 2685-4477 896-4477 3579" svg:viewBox="0 0 4478 3580">
          <text:p/>
        </draw:connector>
        <draw:connector draw:style-name="gr3" draw:text-style-name="P3" draw:layer="layout" draw:type="curve" svg:x1="15.15cm" svg:y1="22.646cm" svg:x2="20.173cm" svg:y2="26.226cm" draw:start-shape="id11" draw:start-glue-point="2" draw:end-shape="id13" draw:end-glue-point="0" svg:d="M15150 22646c0 2685 5023 895 5023 3580" svg:viewBox="0 0 5024 3581">
          <text:p/>
        </draw:connector>
        <draw:connector draw:style-name="gr3" draw:text-style-name="P3" draw:layer="layout" draw:type="curve" svg:x1="10.673cm" svg:y1="28.019cm" svg:x2="15.396cm" svg:y2="31.123cm" draw:start-shape="id12" draw:end-shape="id14" draw:end-glue-point="4" svg:d="M10673 28019c0 2329 4723 778 4723 3104" svg:viewBox="0 0 4724 3105">
          <text:p/>
        </draw:connector>
        <draw:connector draw:style-name="gr3" draw:text-style-name="P3" draw:layer="layout" draw:type="curve" svg:x1="20.173cm" svg:y1="28.019cm" svg:x2="15.396cm" svg:y2="31.123cm" draw:start-shape="id13" draw:end-shape="id14" draw:end-glue-point="4" svg:d="M20173 28019c0 2328-4777 776-4777 3104" svg:viewBox="0 0 4778 3105">
          <text:p/>
        </draw:connector>
        <draw:connector draw:style-name="gr5" draw:text-style-name="P3" draw:layer="layout" draw:line-skew="0.201cm" svg:x1="1.5cm" svg:y1="20.932cm" svg:x2="6.552cm" svg:y2="27.122cm" draw:start-shape="id11" draw:start-glue-point="3" draw:end-shape="id12" draw:end-glue-point="3" svg:d="M1500 20932h-300v6190h5352" svg:viewBox="0 0 5353 6191">
          <text:p/>
        </draw:connector>
        <draw:connector draw:style-name="gr11" draw:text-style-name="P3" xml:id="id15" draw:id="id15" draw:layer="layout" svg:x1="28.8cm" svg:y1="5.005cm" svg:x2="28.8cm" svg:y2="5.005cm" draw:start-shape="id9" draw:start-glue-point="1" draw:end-shape="id9" svg:d="M28800 5005z" svg:viewBox="0 0 1 1">
          <text:p/>
        </draw:connector>
        <draw:connector draw:style-name="gr7" draw:text-style-name="P3" draw:layer="layout" draw:line-skew="2.446cm -0.399cm" svg:x1="28.8cm" svg:y1="20.932cm" svg:x2="15.15cm" svg:y2="8.819cm" draw:start-shape="id11" draw:start-glue-point="1" draw:end-shape="id10" draw:end-glue-point="0" svg:d="M28800 20932h2948v-13013h-16598v900" svg:viewBox="0 0 16599 13014">
          <text:p/>
        </draw:connector>
        <draw:connector draw:style-name="gr7" draw:text-style-name="P3" draw:layer="layout" draw:line-skew="2.446cm -0.399cm" svg:x1="28.8cm" svg:y1="12.866cm" svg:x2="15.15cm" svg:y2="8.819cm" draw:start-shape="id10" draw:start-glue-point="1" draw:end-shape="id10" draw:end-glue-point="0" svg:d="M28800 12866h2948v-4947h-16598v900" svg:viewBox="0 0 16599 4948">
          <text:p/>
        </draw:connector>
        <draw:connector draw:style-name="gr11" draw:text-style-name="P3" draw:layer="layout" svg:x1="28.8cm" svg:y1="5.005cm" svg:x2="15.15cm" svg:y2="3.891cm" draw:start-shape="id15" draw:start-glue-point="0" draw:end-shape="id9" draw:end-glue-point="0" svg:d="M28800 5005v-1615h-13650v501" svg:viewBox="0 0 13651 1616">
          <text:p/>
        </draw:connector>
      </draw:page>
      <draw:page draw:name="sm: discrete" draw:style-name="dp1" draw:master-page-name="Default">
        <draw:custom-shape draw:style-name="gr1" draw:text-style-name="P1" xml:id="id16" draw:id="id16" draw:layer="layout" svg:width="0.97cm" svg:height="0.997cm" svg:x="14.80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0" xml:id="id18" draw:id="id18" draw:layer="layout" svg:width="27.3cm" svg:height="8.094cm" svg:x="1.5cm" svg:y="8.819cm">
          <text:p text:style-name="P2"><text:span text:style-name="T7">STATE_IN_PROGRESS</text:span></text:p>
          <text:p text:style-name="P4"><text:span text:style-name="T7">start -&gt; unit_of_work in [STATE_REQUESTED, STATE_IN_PROGRESS, STATE_INVALID] -&gt;</text:span></text:p>
          <text:p text:style-name="P4"><text:span text:style-name="T7">-&gt; pass -&gt; end</text:span></text:p>
          <text:p text:style-name="P4"><text:span text:style-name="T7">------------------------- can_finalize is False -------------------------</text:span></text:p>
          <text:p text:style-name="P4"><text:span text:style-name="T7">start -&gt; unit_of_work in [STATE_PROCESSED, STATE_NOOP, STATE_CANCELED] -&gt;</text:span></text:p>
          <text:p text:style-name="P4"><text:span text:style-name="T7">-&gt; create and publish unit_of_work -&gt; end</text:span></text:p>
          <text:p text:style-name="P4"><text:span text:style-name="T7">------------------------- can_finalize is True -------------------------</text:span></text:p>
          <text:p text:style-name="P4"><text:span text:style-name="T7">start -&gt; unit_of_work in [STATE_PROCESSED, STATE_NOOP, STATE_CANCELED] -&gt;</text:span></text:p>
          <text:p text:style-name="P4"><text:span text:style-name="T7">-&gt; create and publish unit_of_work -&gt; state = STATE_FINAL_RUN -&gt; 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xml:id="id21" draw:id="id21" draw:layer="layout" svg:width="8.243cm" svg:height="1.793cm" svg:x="16.052cm" svg:y="26.226cm">
          <text:p text:style-name="P2"><text:span text:style-name="T7">STATE_PROCE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xml:id="id20" draw:id="id20" draw:layer="layout" svg:width="8.243cm" svg:height="1.794cm" svg:x="6.552cm" svg:y="26.225cm">
          <text:p text:style-name="P2"><text:span text:style-name="T7">STATE_SKIPP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2" draw:id="id22" draw:layer="layout" svg:width="1.067cm" svg:height="1.096cm" svg:x="14.862cm" svg:y="31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3" draw:layer="layout" draw:type="line" svg:x1="15.291cm" svg:y1="2.497cm" svg:x2="15.252cm" svg:y2="3.892cm" draw:start-shape="id16" draw:start-glue-point="8" svg:d="M15291 2497l-39 1395" svg:viewBox="0 0 40 1396">
          <text:p/>
        </draw:connector>
        <draw:connector draw:style-name="gr4" draw:text-style-name="P3" draw:layer="layout" draw:type="line" svg:x1="15.15cm" svg:y1="6.119cm" svg:x2="15.15cm" svg:y2="8.819cm" draw:start-shape="id17" draw:end-shape="id18" svg:d="M15150 6119v2700" svg:viewBox="0 0 1 2701">
          <text:p text:style-name="P2"/>
          <text:p text:style-name="P2"/>
        </draw:connector>
        <draw:connector draw:style-name="gr15" draw:text-style-name="P3" draw:layer="layout" draw:type="line" svg:x1="15.15cm" svg:y1="16.913cm" svg:x2="15.15cm" svg:y2="19.219cm" draw:start-shape="id18" draw:start-glue-point="2" draw:end-shape="id19" svg:d="M15150 16913v2306" svg:viewBox="0 0 1 2307">
          <text:p/>
        </draw:connector>
        <draw:connector draw:style-name="gr5" draw:text-style-name="P3" draw:layer="layout" draw:line-skew="0.201cm" svg:x1="1.5cm" svg:y1="5.005cm" svg:x2="6.552cm" svg:y2="27.122cm" draw:start-shape="id17" draw:start-glue-point="3" draw:end-shape="id20" draw:end-glue-point="3" svg:d="M1500 5005h-300v22117h5352" svg:viewBox="0 0 5353 22118">
          <text:p/>
        </draw:connector>
        <draw:connector draw:style-name="gr5" draw:text-style-name="P3" draw:layer="layout" draw:line-skew="0.201cm" svg:x1="1.5cm" svg:y1="12.866cm" svg:x2="6.552cm" svg:y2="27.122cm" draw:start-shape="id18" draw:start-glue-point="3" draw:end-shape="id20" draw:end-glue-point="3" svg:d="M1500 12866h-300v14256h5352" svg:viewBox="0 0 5353 14257">
          <text:p/>
        </draw:connector>
        <draw:frame draw:style-name="gr16" draw:text-style-name="P11" draw:layer="layout" svg:width="15.586cm" svg:height="2.691cm" svg:x="1.252cm" svg:y="23.619cm">
          <draw:text-box>
            <text:p><text:span text:style-name="T8">manual request to skip</text:span></text:p>
            <text:p><text:span text:style-name="T8">-------------------------</text:span></text:p>
            <text:p><text:span text:style-name="T8">unit_of_work.state = STATE_CANCELED</text:span></text:p>
          </draw:text-box>
        </draw:frame>
        <draw:frame draw:style-name="gr17" draw:text-style-name="P12" draw:layer="layout" svg:width="11.9cm" svg:height="3.806cm" svg:x="32.2cm" svg:y="7.894cm">
          <draw:text-box>
            <text:p><text:span text:style-name="T9">manual request to reprocess</text:span></text:p>
            <text:p><text:span text:style-name="T9">AND</text:span></text:p>
            <text:p><text:span text:style-name="T9">unit_of_work is not None</text:span></text:p>
            <text:p><text:span text:style-name="T9">-------------------------</text:span></text:p>
            <text:p><text:span text:style-name="T9">unit_of_work.state = STATE_INVALID</text:span></text:p>
          </draw:text-box>
        </draw:frame>
        <draw:connector draw:style-name="gr11" draw:text-style-name="P3" draw:layer="layout" draw:line-skew="0.898cm" svg:x1="28.8cm" svg:y1="20.932cm" svg:x2="15.15cm" svg:y2="3.891cm" draw:start-shape="id19" draw:start-glue-point="1" draw:end-shape="id17" draw:end-glue-point="0" svg:d="M28800 20932h1400v-17542h-15050v501" svg:viewBox="0 0 15051 17543">
          <text:p/>
        </draw:connector>
        <draw:connector draw:style-name="gr11" draw:text-style-name="P3" draw:layer="layout" draw:line-skew="0.898cm" svg:x1="28.8cm" svg:y1="12.866cm" svg:x2="15.15cm" svg:y2="3.891cm" draw:start-shape="id18" draw:start-glue-point="1" draw:end-shape="id17" draw:end-glue-point="0" svg:d="M28800 12866h1400v-9476h-15050v501" svg:viewBox="0 0 15051 9477">
          <text:p/>
        </draw:connector>
        <draw:frame draw:style-name="gr8" draw:text-style-name="P13" draw:layer="layout" svg:width="14.549cm" svg:height="2.384cm" svg:x="30.5cm" svg:y="3.416cm">
          <draw:text-box>
            <text:p><text:span text:style-name="T10">manual request to reprocess </text:span></text:p>
            <text:p><text:span text:style-name="T10">AND</text:span></text:p>
            <text:p><text:span text:style-name="T10">unit_of_work is None</text:span></text:p>
          </draw:text-box>
        </draw:frame>
        <draw:custom-shape draw:style-name="gr2" draw:text-style-name="P10" xml:id="id19" draw:id="id19" draw:layer="layout" svg:width="27.3cm" svg:height="3.427cm" svg:x="1.5cm" svg:y="19.219cm">
          <text:p text:style-name="P2"><text:span text:style-name="T7">STATE_FINAL_RUN</text:span></text:p>
          <text:p text:style-name="P4"><text:span text:style-name="T7">start -&gt; unit_of_work in [STATE_PROCESSED] -&gt; state = STATE_PROCESSED -&gt; end</text:span></text:p>
          <text:p text:style-name="P4"><text:span text:style-name="T7">start -&gt; unit_of_work in [STATE_CANCELED] -&gt; state = STATE_SKIPED -&gt; end</text:span></text:p>
          <text:p text:style-name="P4"><text:span text:style-name="T7">start -&gt; unit_of_work in [other states] -&gt; pass -&gt; 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xml:id="id17" draw:id="id17" draw:layer="layout" svg:width="27.3cm" svg:height="2.228cm" svg:x="1.5cm" svg:y="3.891cm">
          <text:p text:style-name="P2"><text:span text:style-name="T7">STATE_EMBRYO</text:span></text:p>
          <text:p text:style-name="P2"><text:span text:style-name="T7">start -&gt; create and publish unit_of_work -&gt; 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5.15cm" svg:y1="22.646cm" svg:x2="10.673cm" svg:y2="26.225cm" draw:start-shape="id19" draw:start-glue-point="2" draw:end-shape="id20" svg:d="M15150 22646c0 2685-4477 896-4477 3579" svg:viewBox="0 0 4478 3580">
          <text:p/>
        </draw:connector>
        <draw:connector draw:style-name="gr3" draw:text-style-name="P3" draw:layer="layout" draw:type="curve" svg:x1="15.15cm" svg:y1="22.646cm" svg:x2="20.173cm" svg:y2="26.226cm" draw:start-shape="id19" draw:start-glue-point="2" draw:end-shape="id21" draw:end-glue-point="0" svg:d="M15150 22646c0 2685 5023 895 5023 3580" svg:viewBox="0 0 5024 3581">
          <text:p/>
        </draw:connector>
        <draw:connector draw:style-name="gr3" draw:text-style-name="P3" draw:layer="layout" draw:type="curve" svg:x1="10.673cm" svg:y1="28.019cm" svg:x2="15.396cm" svg:y2="31.123cm" draw:start-shape="id20" draw:end-shape="id22" draw:end-glue-point="4" svg:d="M10673 28019c0 2329 4723 778 4723 3104" svg:viewBox="0 0 4724 3105">
          <text:p/>
        </draw:connector>
        <draw:connector draw:style-name="gr3" draw:text-style-name="P3" draw:layer="layout" draw:type="curve" svg:x1="20.173cm" svg:y1="28.019cm" svg:x2="15.396cm" svg:y2="31.123cm" draw:start-shape="id21" draw:end-shape="id22" draw:end-glue-point="4" svg:d="M20173 28019c0 2328-4777 776-4777 3104" svg:viewBox="0 0 4778 3105">
          <text:p/>
        </draw:connector>
        <draw:connector draw:style-name="gr5" draw:text-style-name="P3" draw:layer="layout" draw:line-skew="0.201cm" svg:x1="1.5cm" svg:y1="20.932cm" svg:x2="6.552cm" svg:y2="27.122cm" draw:start-shape="id19" draw:start-glue-point="3" draw:end-shape="id20" draw:end-glue-point="3" svg:d="M1500 20932h-300v6190h5352" svg:viewBox="0 0 5353 6191">
          <text:p/>
        </draw:connector>
        <draw:connector draw:style-name="gr11" draw:text-style-name="P3" xml:id="id23" draw:id="id23" draw:layer="layout" svg:x1="28.8cm" svg:y1="5.005cm" svg:x2="28.8cm" svg:y2="5.005cm" draw:start-shape="id17" draw:start-glue-point="1" draw:end-shape="id17" svg:d="M28800 5005z" svg:viewBox="0 0 1 1">
          <text:p/>
        </draw:connector>
        <draw:connector draw:style-name="gr7" draw:text-style-name="P3" draw:layer="layout" draw:line-skew="2.446cm -0.399cm" svg:x1="28.8cm" svg:y1="20.932cm" svg:x2="15.15cm" svg:y2="8.819cm" draw:start-shape="id19" draw:start-glue-point="1" draw:end-shape="id18" draw:end-glue-point="0" svg:d="M28800 20932h2948v-13013h-16598v900" svg:viewBox="0 0 16599 13014">
          <text:p/>
        </draw:connector>
        <draw:connector draw:style-name="gr7" draw:text-style-name="P3" draw:layer="layout" draw:line-skew="2.446cm -0.399cm" svg:x1="28.8cm" svg:y1="12.866cm" svg:x2="15.15cm" svg:y2="8.819cm" draw:start-shape="id18" draw:start-glue-point="1" draw:end-shape="id18" draw:end-glue-point="0" svg:d="M28800 12866h2948v-4947h-16598v900" svg:viewBox="0 0 16599 4948">
          <text:p/>
        </draw:connector>
        <draw:connector draw:style-name="gr11" draw:text-style-name="P3" draw:layer="layout" svg:x1="28.8cm" svg:y1="5.005cm" svg:x2="15.15cm" svg:y2="3.891cm" draw:start-shape="id23" draw:start-glue-point="0" draw:end-shape="id17" draw:end-glue-point="0" svg:d="M28800 5005v-1615h-13650v501" svg:viewBox="0 0 13651 1616">
          <text:p/>
        </draw:connector>
      </draw:page>
      <draw:page draw:name="sm: simple discrete" draw:style-name="dp1" draw:master-page-name="Default">
        <draw:custom-shape draw:style-name="gr1" draw:text-style-name="P1" xml:id="id24" draw:id="id24" draw:layer="layout" svg:width="0.97cm" svg:height="0.997cm" svg:x="14.80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0" xml:id="id26" draw:id="id26" draw:layer="layout" svg:width="27.3cm" svg:height="9.581cm" svg:x="1.5cm" svg:y="8.819cm">
          <text:p text:style-name="P2"><text:span text:style-name="T7">STATE_IN_PROGRESS</text:span></text:p>
          <text:p text:style-name="P4"><text:span text:style-name="T7">start -&gt; unit_of_work in [STATE_REQUESTED, STATE_IN_PROGRESS, STATE_INVALID] -&gt;</text:span></text:p>
          <text:p text:style-name="P4"><text:span text:style-name="T7">-&gt; pass -&gt; end</text:span></text:p>
          <text:p text:style-name="P4"><text:span text:style-name="T7">------------------------- can_finalize is False -------------------------</text:span></text:p>
          <text:p text:style-name="P4"><text:span text:style-name="T7">start -&gt; unit_of_work in [STATE_PROCESSED, STATE_CANCELED] -&gt;</text:span></text:p>
          <text:p text:style-name="P4"><text:span text:style-name="T7">-&gt; create and publish unit_of_work -&gt; end</text:span></text:p>
          <text:p text:style-name="P4"><text:span text:style-name="T7">------------------------- can_finalize is True -------------------------</text:span></text:p>
          <text:p text:style-name="P4"><text:span text:style-name="T7">start -&gt; unit_of_work in [STATE_CANCELED] -&gt;</text:span></text:p>
          <text:p text:style-name="P4"><text:span text:style-name="T7">-&gt; state = STATE_SKIPPED -&gt; end</text:span></text:p>
          <text:p text:style-name="P4"><text:span text:style-name="T7"/></text:p>
          <text:p text:style-name="P4"><text:span text:style-name="T7">start -&gt; unit_of_work in [STATE_PROCESSED] -&gt;</text:span></text:p>
          <text:p text:style-name="P4"><text:span text:style-name="T7">-&gt; state = STATE_PROCESSED -&gt; 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xml:id="id28" draw:id="id28" draw:layer="layout" svg:width="8.243cm" svg:height="1.793cm" svg:x="15.798cm" svg:y="21.907cm">
          <text:p text:style-name="P2"><text:span text:style-name="T7">STATE_PROCE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xml:id="id27" draw:id="id27" draw:layer="layout" svg:width="8.243cm" svg:height="1.794cm" svg:x="6.298cm" svg:y="21.906cm">
          <text:p text:style-name="P2"><text:span text:style-name="T7">STATE_SKIPP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9" draw:id="id29" draw:layer="layout" svg:width="1.067cm" svg:height="1.096cm" svg:x="14.608cm" svg:y="2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3" draw:layer="layout" draw:type="line" svg:x1="15.291cm" svg:y1="2.497cm" svg:x2="15.252cm" svg:y2="3.892cm" draw:start-shape="id24" draw:start-glue-point="8" svg:d="M15291 2497l-39 1395" svg:viewBox="0 0 40 1396">
          <text:p/>
        </draw:connector>
        <draw:connector draw:style-name="gr4" draw:text-style-name="P3" draw:layer="layout" draw:type="line" svg:x1="15.15cm" svg:y1="6.119cm" svg:x2="15.15cm" svg:y2="8.819cm" draw:start-shape="id25" draw:end-shape="id26" svg:d="M15150 6119v2700" svg:viewBox="0 0 1 2701">
          <text:p text:style-name="P2"/>
          <text:p text:style-name="P2"/>
        </draw:connector>
        <draw:connector draw:style-name="gr5" draw:text-style-name="P3" draw:layer="layout" draw:line-skew="0.201cm" svg:x1="1.5cm" svg:y1="5.005cm" svg:x2="6.298cm" svg:y2="22.803cm" draw:start-shape="id25" draw:start-glue-point="3" draw:end-shape="id27" draw:end-glue-point="3" svg:d="M1500 5005h-300v17798h5098" svg:viewBox="0 0 5099 17799">
          <text:p/>
        </draw:connector>
        <draw:connector draw:style-name="gr5" draw:text-style-name="P3" draw:layer="layout" draw:line-skew="0.201cm" svg:x1="1.5cm" svg:y1="13.609cm" svg:x2="6.298cm" svg:y2="22.803cm" draw:start-shape="id26" draw:start-glue-point="3" draw:end-shape="id27" draw:end-glue-point="3" svg:d="M1500 13609h-300v9194h5098" svg:viewBox="0 0 5099 9195">
          <text:p/>
        </draw:connector>
        <draw:frame draw:style-name="gr16" draw:text-style-name="P11" draw:layer="layout" svg:width="15.586cm" svg:height="2.691cm" svg:x="1.114cm" svg:y="18.709cm">
          <draw:text-box>
            <text:p><text:span text:style-name="T8">manual request to skip</text:span></text:p>
            <text:p><text:span text:style-name="T8">-------------------------</text:span></text:p>
            <text:p><text:span text:style-name="T8">unit_of_work.state = STATE_CANCELED</text:span></text:p>
          </draw:text-box>
        </draw:frame>
        <draw:frame draw:style-name="gr17" draw:text-style-name="P12" draw:layer="layout" svg:width="11.9cm" svg:height="3.806cm" svg:x="32.2cm" svg:y="7.894cm">
          <draw:text-box>
            <text:p><text:span text:style-name="T9">manual request to reprocess</text:span></text:p>
            <text:p><text:span text:style-name="T9">AND</text:span></text:p>
            <text:p><text:span text:style-name="T9">unit_of_work is not None</text:span></text:p>
            <text:p><text:span text:style-name="T9">-------------------------</text:span></text:p>
            <text:p><text:span text:style-name="T9">unit_of_work.state = STATE_INVALID</text:span></text:p>
          </draw:text-box>
        </draw:frame>
        <draw:connector draw:style-name="gr11" draw:text-style-name="P3" draw:layer="layout" draw:line-skew="0.898cm" svg:x1="28.8cm" svg:y1="13.609cm" svg:x2="15.15cm" svg:y2="3.891cm" draw:start-shape="id26" draw:start-glue-point="1" draw:end-shape="id25" draw:end-glue-point="0" svg:d="M28800 13609h1400v-10219h-15050v501" svg:viewBox="0 0 15051 10220">
          <text:p/>
        </draw:connector>
        <draw:frame draw:style-name="gr8" draw:text-style-name="P13" draw:layer="layout" svg:width="14.549cm" svg:height="2.384cm" svg:x="30.5cm" svg:y="3.416cm">
          <draw:text-box>
            <text:p><text:span text:style-name="T10">manual request to reprocess </text:span></text:p>
            <text:p><text:span text:style-name="T10">AND</text:span></text:p>
            <text:p><text:span text:style-name="T10">unit_of_work is None</text:span></text:p>
          </draw:text-box>
        </draw:frame>
        <draw:custom-shape draw:style-name="gr2" draw:text-style-name="P10" xml:id="id25" draw:id="id25" draw:layer="layout" svg:width="27.3cm" svg:height="2.228cm" svg:x="1.5cm" svg:y="3.891cm">
          <text:p text:style-name="P2"><text:span text:style-name="T7">STATE_EMBRYO</text:span></text:p>
          <text:p text:style-name="P2"><text:span text:style-name="T7">start -&gt; create and publish unit_of_work -&gt; 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4.896cm" svg:y1="18.327cm" svg:x2="10.419cm" svg:y2="21.906cm" draw:end-shape="id27" svg:d="M14896 18327c0 2308-4477 519-4477 3579" svg:viewBox="0 0 4478 3580">
          <text:p/>
        </draw:connector>
        <draw:connector draw:style-name="gr3" draw:text-style-name="P3" draw:layer="layout" draw:type="curve" svg:x1="14.896cm" svg:y1="18.327cm" svg:x2="19.919cm" svg:y2="21.907cm" draw:end-shape="id28" draw:end-glue-point="0" svg:d="M14896 18327c0 2308 5023 519 5023 3580" svg:viewBox="0 0 5024 3581">
          <text:p/>
        </draw:connector>
        <draw:connector draw:style-name="gr3" draw:text-style-name="P3" draw:layer="layout" draw:type="curve" svg:x1="10.419cm" svg:y1="23.7cm" svg:x2="15.142cm" svg:y2="26.804cm" draw:start-shape="id27" draw:end-shape="id29" draw:end-glue-point="4" svg:d="M10419 23700c0 2329 4723 778 4723 3104" svg:viewBox="0 0 4724 3105">
          <text:p/>
        </draw:connector>
        <draw:connector draw:style-name="gr3" draw:text-style-name="P3" draw:layer="layout" draw:type="curve" svg:x1="19.919cm" svg:y1="23.7cm" svg:x2="15.142cm" svg:y2="26.804cm" draw:start-shape="id28" draw:end-shape="id29" draw:end-glue-point="4" svg:d="M19919 23700c0 2328-4777 776-4777 3104" svg:viewBox="0 0 4778 3105">
          <text:p/>
        </draw:connector>
        <draw:connector draw:style-name="gr11" draw:text-style-name="P3" xml:id="id30" draw:id="id30" draw:layer="layout" svg:x1="28.8cm" svg:y1="5.005cm" svg:x2="28.8cm" svg:y2="5.005cm" draw:start-shape="id25" draw:start-glue-point="1" draw:end-shape="id25" svg:d="M28800 5005z" svg:viewBox="0 0 1 1">
          <text:p/>
        </draw:connector>
        <draw:connector draw:style-name="gr7" draw:text-style-name="P3" draw:layer="layout" draw:line-skew="2.446cm -0.399cm" svg:x1="28.8cm" svg:y1="13.609cm" svg:x2="15.15cm" svg:y2="8.819cm" draw:start-shape="id26" draw:start-glue-point="1" draw:end-shape="id26" draw:end-glue-point="0" svg:d="M28800 13609h2948v-5691h-16598v901" svg:viewBox="0 0 16599 5692">
          <text:p/>
        </draw:connector>
        <draw:connector draw:style-name="gr11" draw:text-style-name="P3" draw:layer="layout" svg:x1="28.8cm" svg:y1="5.005cm" svg:x2="15.15cm" svg:y2="3.891cm" draw:start-shape="id30" draw:start-glue-point="0" draw:end-shape="id25" draw:end-glue-point="0" svg:d="M28800 5005v-1615h-13650v501" svg:viewBox="0 0 13651 1616">
          <text:p/>
        </draw:connector>
      </draw:page>
      <draw:page draw:name="sm: freerun" draw:style-name="dp1" draw:master-page-name="Default">
        <draw:custom-shape draw:style-name="gr2" draw:text-style-name="P2" xml:id="id33" draw:id="id33" draw:layer="layout" svg:width="8.7cm" svg:height="4.2cm" svg:x="14.4cm" svg:y="7.49cm">
          <text:p text:style-name="P2">unit_of_work is N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1" draw:id="id31" draw:layer="layout" svg:width="0.97cm" svg:height="0.997cm" svg:x="18.279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8.764cm" svg:y1="2.797cm" svg:x2="18.75cm" svg:y2="4.19cm" draw:start-shape="id31" draw:start-glue-point="2" draw:end-shape="id32" draw:end-glue-point="0" svg:d="M18764 2797l-14 1393" svg:viewBox="0 0 15 1394">
          <text:p/>
        </draw:connector>
        <draw:custom-shape draw:style-name="gr2" draw:text-style-name="P2" xml:id="id32" draw:id="id32" draw:layer="layout" svg:width="8.3cm" svg:height="1.8cm" svg:x="14.6cm" svg:y="4.19cm">
          <text:p text:style-name="P2">retrieve unit_of_work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8.75cm" svg:y1="5.99cm" svg:x2="18.75cm" svg:y2="7.49cm" draw:start-shape="id32" draw:start-glue-point="2" draw:end-shape="id33" draw:end-glue-point="4" svg:d="M18750 5990v1500" svg:viewBox="0 0 1 1501">
          <text:p/>
        </draw:connector>
        <draw:custom-shape draw:style-name="gr2" draw:text-style-name="P2" xml:id="id34" draw:id="id34" draw:layer="layout" svg:width="13.7cm" svg:height="2.2cm" svg:x="1.1cm" svg:y="12.861cm">
          <text:p text:style-name="P4">- assign unit_of_work to SchedulerFreerunEntry</text:p>
          <text:p text:style-name="P4">- update SchedulerFreerunEntry log</text:p>
          <text:p text:style-name="P4">- notify the worker about the new UOW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4.4cm" svg:y1="9.59cm" svg:x2="7.95cm" svg:y2="12.861cm" draw:start-shape="id33" draw:start-glue-point="5" draw:end-shape="id34" draw:end-glue-point="0" svg:d="M14400 9590h-6450v3271" svg:viewBox="0 0 6451 3272">
          <text:p/>
        </draw:connector>
        <draw:frame draw:style-name="gr18" draw:text-style-name="P14" draw:layer="layout" svg:width="2.7cm" svg:height="1.05cm" svg:x="11.1cm" svg:y="8.39cm">
          <draw:text-box>
            <text:p>True</text:p>
          </draw:text-box>
        </draw:frame>
        <draw:frame draw:style-name="gr18" draw:text-style-name="P14" draw:layer="layout" svg:width="3.3cm" svg:height="1.05cm" svg:x="24.8cm" svg:y="8.49cm">
          <draw:text-box>
            <text:p>False</text:p>
          </draw:text-box>
        </draw:frame>
        <draw:frame draw:style-name="gr19" draw:text-style-name="P14" draw:layer="layout" svg:width="8.1cm" svg:height="3.095cm" svg:x="35.8cm" svg:y="11.005cm">
          <draw:text-box>
            <text:p text:style-name="P4">STATE_PROCESSED,</text:p>
            <text:p text:style-name="P4">STATE_CANCELED, STATE_INVALID</text:p>
            <text:p text:style-name="P4">STATE_NOOP</text:p>
          </draw:text-box>
        </draw:frame>
        <draw:frame draw:style-name="gr20" draw:text-style-name="P14" draw:layer="layout" svg:width="7.9cm" svg:height="1.7cm" svg:x="18.4cm" svg:y="12.29cm">
          <draw:text-box>
            <text:p>STATE_IN_PROGRESS, STATE_REQUESTED</text:p>
          </draw:text-box>
        </draw:frame>
        <draw:custom-shape draw:style-name="gr2" draw:text-style-name="P2" xml:id="id35" draw:id="id35" draw:layer="layout" svg:width="8.7cm" svg:height="4.2cm" svg:x="26.2cm" svg:y="11.89cm">
          <text:p text:style-name="P2">check unit_of_work statu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36" draw:id="id36" draw:layer="layout" svg:width="13.7cm" svg:height="2.2cm" svg:x="15.5cm" svg:y="16.59cm">
          <text:p text:style-name="P4">- update SchedulerFreerunEntry log <text:s/></text:p>
          <text:p text:style-name="P4">- notify the worker about existing UOW</text:p>
          <text:p text:style-name="P4">(no UOW operations performed by Scheduler)</text:p>
          <draw:enhanced-geometry svg:viewBox="0 0 21600 21600" draw:type="rectangle" draw:enhanced-path="M 0 0 L 21600 0 21600 21600 0 21600 0 0 Z N"/>
        </draw:custom-shape>
        <draw:custom-shape draw:style-name="gr1" draw:text-style-name="P1" xml:id="id37" draw:id="id37" draw:layer="layout" svg:width="1.067cm" svg:height="1.096cm" svg:x="21.8cm" svg:y="23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3" draw:layer="layout" svg:x1="23.1cm" svg:y1="9.59cm" svg:x2="30.55cm" svg:y2="11.89cm" draw:start-shape="id33" draw:start-glue-point="7" draw:end-shape="id35" draw:end-glue-point="4" svg:d="M23100 9590h7450v2300" svg:viewBox="0 0 7451 2301">
          <text:p/>
        </draw:connector>
        <draw:connector draw:style-name="gr15" draw:text-style-name="P3" draw:layer="layout" svg:x1="26.2cm" svg:y1="13.99cm" svg:x2="22.35cm" svg:y2="16.59cm" draw:start-shape="id35" draw:start-glue-point="5" draw:end-shape="id36" draw:end-glue-point="0" svg:d="M26200 13990h-3850v2600" svg:viewBox="0 0 3851 2601">
          <text:p/>
        </draw:connector>
        <draw:connector draw:style-name="gr15" draw:text-style-name="P3" draw:layer="layout" svg:x1="7.95cm" svg:y1="15.061cm" svg:x2="21.8cm" svg:y2="24.438cm" draw:start-shape="id34" draw:start-glue-point="2" draw:end-shape="id37" draw:end-glue-point="6" svg:d="M7950 15061v9377h13850" svg:viewBox="0 0 13851 9378">
          <text:p/>
        </draw:connector>
        <draw:connector draw:style-name="gr15" draw:text-style-name="P3" draw:layer="layout" draw:line-skew="-0.15cm" svg:x1="22.35cm" svg:y1="18.79cm" svg:x2="22.334cm" svg:y2="23.89cm" draw:start-shape="id36" draw:start-glue-point="2" draw:end-shape="id37" draw:end-glue-point="4" svg:d="M22350 18790v2400h-16v2700" svg:viewBox="0 0 17 5101">
          <text:p/>
        </draw:connector>
        <draw:custom-shape draw:style-name="gr2" draw:text-style-name="P2" xml:id="id38" draw:id="id38" draw:layer="layout" svg:width="13.7cm" svg:height="2.2cm" svg:x="31.8cm" svg:y="16.59cm">
          <text:p text:style-name="P4">- update SchedulerFreerunEntry log <text:s/></text:p>
          <text:p text:style-name="P4">- create new UOW, assign it to the Entry </text:p>
          <text:p text:style-name="P4">- notify the worker about the new UOW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34.9cm" svg:y1="13.99cm" svg:x2="38.65cm" svg:y2="16.59cm" draw:start-shape="id35" draw:start-glue-point="7" draw:end-shape="id38" svg:d="M34900 13990h3750v2600" svg:viewBox="0 0 3751 2601">
          <text:p/>
        </draw:connector>
        <draw:connector draw:style-name="gr15" draw:text-style-name="P3" draw:layer="layout" svg:x1="38.65cm" svg:y1="18.79cm" svg:x2="22.867cm" svg:y2="24.438cm" draw:start-shape="id38" draw:start-glue-point="2" draw:end-shape="id37" draw:end-glue-point="10" svg:d="M38650 18790v5648h-15783" svg:viewBox="0 0 15784 5649">
          <text:p/>
        </draw:connector>
      </draw:page>
      <draw:page draw:name="sm new: continous" draw:style-name="dp1" draw:master-page-name="Default">
        <draw:custom-shape draw:style-name="gr21" draw:text-style-name="P2" xml:id="id39" draw:id="id39" draw:layer="layout" svg:width="5.1cm" svg:height="1.794cm" svg:x="1.7cm" svg:y="4.517cm">
          <text:p text:style-name="P2">STATE</text:p>
          <text:p text:style-name="P2">EMBRY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40" draw:id="id40" draw:layer="layout" svg:width="5.1cm" svg:height="1.794cm" svg:x="8.7cm" svg:y="4.523cm">
          <text:p text:style-name="P2">STATE</text:p>
          <text:p text:style-name="P2">IN_PROG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41" draw:id="id41" draw:layer="layout" svg:width="5.1cm" svg:height="1.794cm" svg:x="15.4cm" svg:y="4.523cm">
          <text:p text:style-name="P2">STATE</text:p>
          <text:p text:style-name="P2">FINAL_RU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42" draw:id="id42" draw:layer="layout" svg:width="5.1cm" svg:height="1.794cm" svg:x="27.3cm" svg:y="6.9cm">
          <text:p text:style-name="P2">STATE</text:p>
          <text:p text:style-name="P2">SKIPP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44" draw:id="id44" draw:layer="layout" svg:width="5.1cm" svg:height="1.794cm" svg:x="27.3cm" svg:y="4.494cm">
          <text:p text:style-name="P2">STATE</text:p>
          <text:p text:style-name="P2">NO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43" draw:id="id43" draw:layer="layout" svg:width="5.1cm" svg:height="1.794cm" svg:x="27.3cm" svg:y="2.106cm">
          <text:p text:style-name="P2">STATE</text:p>
          <text:p text:style-name="P2">PROCES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6.8cm" svg:y1="5.414cm" svg:x2="8.7cm" svg:y2="5.42cm" draw:start-shape="id39" draw:start-glue-point="1" draw:end-shape="id40" draw:end-glue-point="3" svg:d="M6800 5414l1900 6" svg:viewBox="0 0 1901 7">
          <text:p/>
        </draw:connector>
        <draw:connector draw:style-name="gr3" draw:text-style-name="P3" draw:layer="layout" draw:type="line" svg:x1="13.8cm" svg:y1="5.42cm" svg:x2="15.4cm" svg:y2="5.42cm" draw:start-shape="id40" draw:start-glue-point="1" draw:end-shape="id41" draw:end-glue-point="3" svg:d="M13800 5420h1600" svg:viewBox="0 0 1601 1">
          <text:p/>
        </draw:connector>
        <draw:connector draw:style-name="gr3" draw:text-style-name="P3" draw:layer="layout" draw:type="curve" draw:line-skew="0.194cm -0.761cm" svg:x1="13.8cm" svg:y1="5.42cm" svg:x2="11.25cm" svg:y2="4.523cm" draw:start-shape="id40" draw:start-glue-point="1" draw:end-shape="id40" draw:end-glue-point="0" svg:d="M13800 5420c1044 0 871-1080-28-1777s-2522-1013-2522 880" svg:viewBox="0 0 3267 2321">
          <text:p/>
        </draw:connector>
        <draw:connector draw:style-name="gr14" draw:text-style-name="P3" draw:layer="layout" draw:type="line" svg:x1="20.5cm" svg:y1="5.42cm" svg:x2="27.3cm" svg:y2="7.797cm" draw:start-shape="id41" draw:start-glue-point="1" draw:end-shape="id42" draw:end-glue-point="3" svg:d="M20500 5420l6800 2377" svg:viewBox="0 0 6801 2378">
          <text:p text:style-name="P2">uow.is_canceled</text:p>
        </draw:connector>
        <draw:connector draw:style-name="gr14" draw:text-style-name="P3" draw:layer="layout" draw:type="line" svg:x1="20.5cm" svg:y1="5.42cm" svg:x2="27.3cm" svg:y2="3.003cm" draw:start-shape="id41" draw:start-glue-point="1" draw:end-shape="id43" draw:end-glue-point="3" svg:d="M20500 5420l6800-2417" svg:viewBox="0 0 6801 2418">
          <text:p text:style-name="P2">uow.is_processed</text:p>
          <text:p text:style-name="P2"/>
        </draw:connector>
        <draw:connector draw:style-name="gr14" draw:text-style-name="P3" draw:layer="layout" draw:type="line" svg:x1="20.5cm" svg:y1="5.42cm" svg:x2="27.3cm" svg:y2="5.391cm" draw:start-shape="id41" draw:start-glue-point="1" draw:end-shape="id44" draw:end-glue-point="3" svg:d="M20500 5420l6800-29" svg:viewBox="0 0 6801 30">
          <text:p text:style-name="P2">uow.is_noop</text:p>
          <text:p text:style-name="P2"/>
        </draw:connector>
        <draw:frame draw:style-name="gr22" draw:text-style-name="P14" draw:layer="layout" svg:width="10.6cm" svg:height="0.962cm" svg:x="7.6cm" svg:y="2.1cm">
          <draw:text-box>
            <text:p>job.timeperiod == actual_timeperiod</text:p>
          </draw:text-box>
        </draw:frame>
        <draw:custom-shape draw:style-name="gr23" draw:text-style-name="P15" draw:layer="layout" svg:width="13.7cm" svg:height="7cm" svg:x="7.5cm" svg:y="1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39.67808803804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4" draw:text-style-name="P16" draw:layer="layout" svg:width="12.8cm" svg:height="1.673cm" svg:x="7.9cm" svg:y="6.827cm">
          <draw:text-box>
            <text:p text:style-name="P2"><text:span text:style-name="T11">Garbage Collector: uow older than 48 Hours are marked as CANCELED</text:span></text:p>
          </draw:text-box>
        </draw:frame>
      </draw:page>
      <draw:page draw:name="sm new: discrete" draw:style-name="dp1" draw:master-page-name="Default">
        <draw:custom-shape draw:style-name="gr25" draw:text-style-name="P10" xml:id="id45" draw:id="id45" draw:layer="layout" svg:width="5.1cm" svg:height="1.794cm" svg:x="1.7cm" svg:y="4.517cm">
          <text:p text:style-name="P2"><text:span text:style-name="T7">STATE</text:span></text:p>
          <text:p text:style-name="P2"><text:span text:style-name="T7">EMBRY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xml:id="id46" draw:id="id46" draw:layer="layout" svg:width="5.1cm" svg:height="1.794cm" svg:x="8.7cm" svg:y="4.523cm">
          <text:p text:style-name="P2"><text:span text:style-name="T7">STATE</text:span></text:p>
          <text:p text:style-name="P2"><text:span text:style-name="T7">IN_PROGR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xml:id="id47" draw:id="id47" draw:layer="layout" svg:width="5.1cm" svg:height="1.794cm" svg:x="15.4cm" svg:y="4.523cm">
          <text:p text:style-name="P2"><text:span text:style-name="T7">STATE</text:span></text:p>
          <text:p text:style-name="P2"><text:span text:style-name="T7">FINAL_R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xml:id="id48" draw:id="id48" draw:layer="layout" svg:width="5.1cm" svg:height="1.794cm" svg:x="27.3cm" svg:y="6.9cm">
          <text:p text:style-name="P2"><text:span text:style-name="T7">STATE</text:span></text:p>
          <text:p text:style-name="P2"><text:span text:style-name="T7">SKIPP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xml:id="id50" draw:id="id50" draw:layer="layout" svg:width="5.1cm" svg:height="1.794cm" svg:x="27.3cm" svg:y="4.494cm">
          <text:p text:style-name="P2"><text:span text:style-name="T7">STATE</text:span></text:p>
          <text:p text:style-name="P2"><text:span text:style-name="T7">N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xml:id="id49" draw:id="id49" draw:layer="layout" svg:width="5.1cm" svg:height="1.794cm" svg:x="27.3cm" svg:y="2.106cm">
          <text:p text:style-name="P2"><text:span text:style-name="T7">STATE</text:span></text:p>
          <text:p text:style-name="P2"><text:span text:style-name="T7">PROCE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6.8cm" svg:y1="5.414cm" svg:x2="8.7cm" svg:y2="5.42cm" draw:start-shape="id45" draw:start-glue-point="1" draw:end-shape="id46" draw:end-glue-point="3" svg:d="M6800 5414l1900 6" svg:viewBox="0 0 1901 7">
          <text:p/>
        </draw:connector>
        <draw:connector draw:style-name="gr3" draw:text-style-name="P3" draw:layer="layout" draw:type="line" svg:x1="13.8cm" svg:y1="5.42cm" svg:x2="15.4cm" svg:y2="5.42cm" draw:start-shape="id46" draw:start-glue-point="1" draw:end-shape="id47" draw:end-glue-point="3" svg:d="M13800 5420h1600" svg:viewBox="0 0 1601 1">
          <text:p/>
        </draw:connector>
        <draw:connector draw:style-name="gr3" draw:text-style-name="P3" draw:layer="layout" draw:type="curve" draw:line-skew="0.194cm -0.761cm" svg:x1="13.8cm" svg:y1="5.42cm" svg:x2="11.25cm" svg:y2="4.523cm" draw:start-shape="id46" draw:start-glue-point="1" draw:end-shape="id46" draw:end-glue-point="0" svg:d="M13800 5420c1044 0 871-1080-28-1777s-2522-1013-2522 880" svg:viewBox="0 0 3267 2321">
          <text:p/>
        </draw:connector>
        <draw:connector draw:style-name="gr14" draw:text-style-name="P3" draw:layer="layout" draw:type="line" svg:x1="20.5cm" svg:y1="5.42cm" svg:x2="27.3cm" svg:y2="7.797cm" draw:start-shape="id47" draw:start-glue-point="1" draw:end-shape="id48" draw:end-glue-point="3" svg:d="M20500 5420l6800 2377" svg:viewBox="0 0 6801 2378">
          <text:p text:style-name="P2">uow.is_canceled</text:p>
        </draw:connector>
        <draw:connector draw:style-name="gr14" draw:text-style-name="P3" draw:layer="layout" draw:type="line" svg:x1="20.5cm" svg:y1="5.42cm" svg:x2="27.3cm" svg:y2="3.003cm" draw:start-shape="id47" draw:start-glue-point="1" draw:end-shape="id49" draw:end-glue-point="3" svg:d="M20500 5420l6800-2417" svg:viewBox="0 0 6801 2418">
          <text:p text:style-name="P2">uow.is_processed</text:p>
          <text:p text:style-name="P2"/>
        </draw:connector>
        <draw:connector draw:style-name="gr14" draw:text-style-name="P3" draw:layer="layout" draw:type="line" svg:x1="20.5cm" svg:y1="5.42cm" svg:x2="27.3cm" svg:y2="5.391cm" draw:start-shape="id47" draw:start-glue-point="1" draw:end-shape="id50" draw:end-glue-point="3" svg:d="M20500 5420l6800-29" svg:viewBox="0 0 6801 30">
          <text:p text:style-name="P2">uow.is_noop</text:p>
          <text:p text:style-name="P2"/>
        </draw:connector>
        <draw:frame draw:style-name="gr26" draw:text-style-name="P17" draw:layer="layout" svg:width="10.6cm" svg:height="0.962cm" svg:x="7.6cm" svg:y="2.1cm">
          <draw:text-box>
            <text:p><text:span text:style-name="T7">job.timeperiod == actual_timeperiod</text:span></text:p>
          </draw:text-box>
        </draw:frame>
        <draw:custom-shape draw:style-name="gr27" draw:text-style-name="P15" draw:layer="layout" svg:width="13.7cm" svg:height="7cm" svg:x="7.5cm" svg:y="1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39.67808803804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8" draw:text-style-name="P18" draw:layer="layout" svg:width="12.8cm" svg:height="1.673cm" svg:x="7.9cm" svg:y="6.827cm">
          <draw:text-box>
            <text:p text:style-name="P2"><text:span text:style-name="T12">Garbage Collector: uow older than 48 Hours are marked as CANCELED</text:span></text:p>
          </draw:text-box>
        </draw:frame>
      </draw:page>
      <draw:page draw:name="sm new: simple discrete" draw:style-name="dp1" draw:master-page-name="Default">
        <draw:custom-shape draw:style-name="gr29" draw:text-style-name="P10" xml:id="id51" draw:id="id51" draw:layer="layout" svg:width="5.1cm" svg:height="1.794cm" svg:x="1.7cm" svg:y="4.517cm">
          <text:p text:style-name="P2"><text:span text:style-name="T7">STATE</text:span></text:p>
          <text:p text:style-name="P2"><text:span text:style-name="T7">EMBRY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xml:id="id52" draw:id="id52" draw:layer="layout" svg:width="5.1cm" svg:height="1.794cm" svg:x="11.3cm" svg:y="4.506cm">
          <text:p text:style-name="P2"><text:span text:style-name="T7">STATE</text:span></text:p>
          <text:p text:style-name="P2"><text:span text:style-name="T7">IN_PROGR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xml:id="id53" draw:id="id53" draw:layer="layout" svg:width="5.1cm" svg:height="1.794cm" svg:x="27.3cm" svg:y="6.9cm">
          <text:p text:style-name="P2"><text:span text:style-name="T7">STATE</text:span></text:p>
          <text:p text:style-name="P2"><text:span text:style-name="T7">SKIPP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xml:id="id55" draw:id="id55" draw:layer="layout" svg:width="5.1cm" svg:height="1.794cm" svg:x="27.3cm" svg:y="4.494cm">
          <text:p text:style-name="P2"><text:span text:style-name="T7">STATE</text:span></text:p>
          <text:p text:style-name="P2"><text:span text:style-name="T7">N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xml:id="id54" draw:id="id54" draw:layer="layout" svg:width="5.1cm" svg:height="1.794cm" svg:x="27.3cm" svg:y="2.106cm">
          <text:p text:style-name="P2"><text:span text:style-name="T7">STATE</text:span></text:p>
          <text:p text:style-name="P2"><text:span text:style-name="T7">PROCE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6.8cm" svg:y1="5.414cm" svg:x2="11.3cm" svg:y2="5.403cm" draw:start-shape="id51" draw:start-glue-point="1" draw:end-shape="id52" draw:end-glue-point="3" svg:d="M6800 5414l4500-11" svg:viewBox="0 0 4501 12">
          <text:p/>
        </draw:connector>
        <draw:connector draw:style-name="gr3" draw:text-style-name="P3" draw:layer="layout" draw:type="curve" draw:line-skew="0.194cm -0.761cm" svg:x1="16.4cm" svg:y1="5.403cm" svg:x2="13.85cm" svg:y2="4.506cm" draw:start-shape="id52" draw:start-glue-point="1" draw:end-shape="id52" draw:end-glue-point="0" svg:d="M16400 5403c1044 0 871-1080-28-1777s-2522-1013-2522 880" svg:viewBox="0 0 3267 2321">
          <text:p/>
        </draw:connector>
        <draw:connector draw:style-name="gr14" draw:text-style-name="P3" draw:layer="layout" draw:type="line" svg:x1="20.5cm" svg:y1="5.42cm" svg:x2="27.3cm" svg:y2="7.797cm" draw:end-shape="id53" draw:end-glue-point="3" svg:d="M20500 5420l6800 2377" svg:viewBox="0 0 6801 2378">
          <text:p text:style-name="P2">uow.is_canceled</text:p>
        </draw:connector>
        <draw:connector draw:style-name="gr14" draw:text-style-name="P3" draw:layer="layout" draw:type="line" svg:x1="20.5cm" svg:y1="5.42cm" svg:x2="27.3cm" svg:y2="3.003cm" draw:end-shape="id54" draw:end-glue-point="3" svg:d="M20500 5420l6800-2417" svg:viewBox="0 0 6801 2418">
          <text:p text:style-name="P2">uow.is_processed</text:p>
          <text:p text:style-name="P2"/>
        </draw:connector>
        <draw:connector draw:style-name="gr14" draw:text-style-name="P3" draw:layer="layout" draw:type="line" svg:x1="16.4cm" svg:y1="5.403cm" svg:x2="27.3cm" svg:y2="5.391cm" draw:start-shape="id52" draw:start-glue-point="1" draw:end-shape="id55" draw:end-glue-point="3" svg:d="M16400 5403l10900-12" svg:viewBox="0 0 10901 13">
          <text:p text:style-name="P2"><text:tab/><text:tab/>uow.is_noop</text:p>
          <text:p text:style-name="P2"/>
        </draw:connector>
        <draw:frame draw:style-name="gr30" draw:text-style-name="P17" draw:layer="layout" svg:width="10.6cm" svg:height="0.962cm" svg:x="8.5cm" svg:y="2.1cm">
          <draw:text-box>
            <text:p><text:span text:style-name="T7">job.timeperiod == actual_timeperiod</text:span></text:p>
          </draw:text-box>
        </draw:frame>
        <draw:custom-shape draw:style-name="gr31" draw:text-style-name="P15" draw:layer="layout" svg:width="12.7cm" svg:height="7cm" svg:x="7.5cm" svg:y="1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39.67808803804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32" draw:text-style-name="P18" draw:layer="layout" svg:width="12.8cm" svg:height="1.673cm" svg:x="7.9cm" svg:y="6.827cm">
          <draw:text-box>
            <text:p text:style-name="P2"><text:span text:style-name="T12">Garbage Collector: uow older than 48 Hours are marked as CANCEL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5.1cm" fo:page-height="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hdan </meta:initial-creator>
    <meta:creation-date>2013-12-31T13:46:22</meta:creation-date>
    <dc:date>2015-07-17T15:59:50.786586742</dc:date>
    <meta:editing-duration>PT5H18M41S</meta:editing-duration>
    <meta:editing-cycles>38</meta:editing-cycles>
    <meta:generator>LibreOffice/4.4.2.2$Linux_X86_64 LibreOffice_project/40m0$Build-2</meta:generator>
    <meta:document-statistic meta:object-count="165"/>
  </office:meta>
</office:document-meta>
</file>